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 style:list-style-name="L4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planning</text:p>
      <text:p text:style-name="P1"/>
      <text:p text:style-name="P2">Sprint 1:</text:p>
      <text:list xml:id="list532956819" text:style-name="L1">
        <text:list-item>
          <text:p text:style-name="P5">Calibration GUI</text:p>
        </text:list-item>
        <text:list-item>
          <text:p text:style-name="P5">Main GUI</text:p>
        </text:list-item>
        <text:list-item>
          <text:p text:style-name="P5">Mouse calibration</text:p>
        </text:list-item>
        <text:list-item>
          <text:p text:style-name="P5">User can start recording</text:p>
          <text:p text:style-name="P5"/>
        </text:list-item>
      </text:list>
      <text:p text:style-name="P2">Sprint 2:</text:p>
      <text:list xml:id="list2034292293" text:style-name="L2">
        <text:list-item>
          <text:p text:style-name="P6">All data is timestamped at certain interval</text:p>
        </text:list-item>
        <text:list-item>
          <text:p text:style-name="P6">Implement functions from sampsamp</text:p>
        </text:list-item>
        <text:list-item>
          <text:p text:style-name="P6">Data can be saved</text:p>
        </text:list-item>
      </text:list>
      <text:p text:style-name="P2"/>
      <text:p text:style-name="P2">Sprint 3: </text:p>
      <text:list xml:id="list1770489270" text:style-name="L3">
        <text:list-item>
          <text:p text:style-name="P3"><text:span text:style-name="T1">Data calibration</text:span></text:p>
        </text:list-item>
        <text:list-item>
          <text:p text:style-name="P3"><text:span text:style-name="T1">User can set timer on recording</text:span></text:p>
          <text:p text:style-name="P3"><text:span text:style-name="T1"/></text:p>
        </text:list-item>
      </text:list>
      <text:p text:style-name="P2">Sprint 4:</text:p>
      <text:list xml:id="list766194418" text:style-name="L4">
        <text:list-item>
          <text:p text:style-name="P7">User can view object movement on 2D-map</text:p>
        </text:list-item>
        <text:list-item>
          <text:p text:style-name="P7">User can view object movement speed</text:p>
        </text:list-item>
        <text:list-item>
          <text:p text:style-name="P7">User can stop recording using keyboard as input device</text:p>
        </text:list-item>
        <text:list-item>
          <text:p text:style-name="P4"><text:span text:style-name="T1">What plots to display can be selected by user in a drop down menu</text:span></text:p>
        </text:list-item>
        <text:list-item>
          <text:p text:style-name="P4"><text:span text:style-name="T1">Data buffer</text:span></text:p>
        </text:list-item>
      </text:list>
      <text:p text:style-name="P2"/>
      <text:p text:style-name="P2">Reserve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0:58:39</meta:creation-date>
    <meta:generator>LibreOffice/3.5$Linux_x86 LibreOffice_project/350m1$Build-2</meta:generator>
    <dc:date>2014-01-29T17:17:35</dc:date>
    <meta:editing-duration>PT1H8M1S</meta:editing-duration>
    <meta:editing-cycles>9</meta:editing-cycles>
    <meta:document-statistic meta:table-count="0" meta:image-count="0" meta:object-count="0" meta:page-count="1" meta:paragraph-count="20" meta:word-count="97" meta:character-count="486" meta:non-whitespace-character-count="422"/>
  </office:meta>
</office:document-meta>
</file>